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style:font-name="Ubuntu" fo:font-size="13pt" officeooo:rsid="0002f897" officeooo:paragraph-rsid="0002f897" style:font-size-asian="13pt" style:font-size-complex="13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style:font-name="Ubuntu" fo:font-size="13pt" officeooo:rsid="0002f897" officeooo:paragraph-rsid="0002f897" style:font-size-asian="13pt" style:font-size-complex="13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text-indent="1cm" style:auto-text-indent="false"/>
      <style:text-properties style:font-name="Ubuntu" fo:font-size="13pt" officeooo:paragraph-rsid="0002c0e2" style:font-size-asian="13pt" style:font-size-complex="13pt"/>
    </style:style>
    <style:style style:name="P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indent="1cm" style:auto-text-indent="false" style:page-number="auto" fo:background-color="transparent"/>
      <style:text-properties style:font-name="Ubuntu" fo:font-size="13pt" officeooo:paragraph-rsid="0002c0e2" style:font-size-asian="13pt" style:font-size-complex="13pt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text-indent="1cm" style:auto-text-indent="false"/>
      <style:text-properties style:font-name="Ubuntu" fo:font-size="13pt" officeooo:paragraph-rsid="00032d20" style:font-size-asian="13pt" style:font-size-complex="13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style:font-name="Ubuntu" fo:font-size="13pt" officeooo:paragraph-rsid="00032d20" style:font-size-asian="13pt" style:font-size-complex="13pt"/>
    </style:style>
    <style:style style:name="P7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text-indent="0cm" style:auto-text-indent="false" fo:background-color="#ffffff" fo:padding="0cm" fo:border="none" style:shadow="none"/>
      <style:text-properties style:font-name="Ubuntu" fo:font-size="13pt" officeooo:paragraph-rsid="00032d20" style:font-size-asian="13pt" style:font-size-complex="13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text-indent="1cm" style:auto-text-indent="false"/>
      <style:text-properties style:font-name="Ubuntu" fo:font-size="13pt" style:font-size-asian="13pt" style:font-size-complex="13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text-indent="0cm" style:auto-text-indent="false"/>
      <style:text-properties style:font-name="Ubuntu" fo:font-size="13pt" officeooo:rsid="0004df00" officeooo:paragraph-rsid="0004df00" style:font-size-asian="13pt" style:font-size-complex="13pt"/>
    </style:style>
    <style:style style:name="P10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text-indent="0cm" style:auto-text-indent="false" fo:background-color="#ffffff" fo:padding="0cm" fo:border="none" style:shadow="none"/>
      <style:text-properties style:font-name="Ubuntu" fo:font-size="13pt" officeooo:paragraph-rsid="0004df00" style:font-size-asian="13pt" style:font-size-complex="13pt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text-indent="1cm" style:auto-text-indent="false"/>
      <style:text-properties style:font-name="Ubuntu" fo:font-size="13pt" officeooo:rsid="00078054" officeooo:paragraph-rsid="00078054" style:font-size-asian="13pt" style:font-size-complex="13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text-indent="1cm" style:auto-text-indent="false"/>
      <style:text-properties fo:color="#000000" loext:opacity="100%" style:font-name="Ubuntu" fo:font-size="13pt" fo:font-style="normal" fo:font-weight="normal" officeooo:rsid="0002c0e2" officeooo:paragraph-rsid="0002c0e2" style:font-size-asian="13pt" style:font-style-asian="normal" style:font-weight-asian="normal" style:font-size-complex="13pt"/>
    </style:style>
    <style:style style:name="P13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text-indent="0cm" style:auto-text-indent="false" fo:background-color="#ffffff" fo:padding="0cm" fo:border="none" style:shadow="none"/>
      <style:text-properties fo:color="#000000" loext:opacity="100%" style:font-name="Ubuntu" fo:font-size="13pt" fo:font-style="normal" fo:font-weight="normal" officeooo:rsid="0004df00" officeooo:paragraph-rsid="00032d20" style:font-size-asian="13pt" style:font-style-asian="normal" style:font-weight-asian="normal" style:font-size-complex="13pt"/>
    </style:style>
    <style:style style:name="P14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text-indent="0cm" style:auto-text-indent="false" fo:background-color="#ffffff" fo:padding="0cm" fo:border="none" style:shadow="none"/>
      <style:text-properties fo:color="#000000" loext:opacity="100%" style:font-name="Ubuntu" fo:font-size="13pt" fo:font-style="normal" fo:font-weight="normal" officeooo:rsid="0004df00" officeooo:paragraph-rsid="0004df00" style:font-size-asian="13pt" style:font-style-asian="normal" style:font-weight-asian="normal" style:font-size-complex="13pt"/>
    </style:style>
    <style:style style:name="P15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text-indent="0cm" style:auto-text-indent="false" fo:background-color="#ffffff" fo:padding="0cm" fo:border="none" style:shadow="none"/>
      <style:text-properties fo:color="#000000" loext:opacity="100%" style:font-name="Ubuntu" fo:font-size="13pt" fo:font-style="normal" fo:font-weight="normal" officeooo:rsid="00065439" officeooo:paragraph-rsid="00032d20" style:font-size-asian="13pt" style:font-style-asian="normal" style:font-weight-asian="normal" style:font-size-complex="13pt"/>
    </style:style>
    <style:style style:name="P16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text-indent="0cm" style:auto-text-indent="false" fo:background-color="#ffffff" fo:padding="0cm" fo:border="none" style:shadow="none"/>
      <style:text-properties fo:color="#000000" loext:opacity="100%" style:font-name="Ubuntu" fo:font-size="13pt" fo:font-style="normal" fo:font-weight="normal" officeooo:rsid="00065439" officeooo:paragraph-rsid="00065439" style:font-size-asian="13pt" style:font-style-asian="normal" style:font-weight-asian="normal" style:font-size-complex="13pt"/>
    </style:style>
    <style:style style:name="P17" style:family="paragraph" style:parent-style-name="Standard">
      <loext:graphic-properties draw:fill="solid" draw:fill-color="#ffffff" draw:fill-gradient-name="gradient" draw:fill-hatch-name="hatch"/>
      <style:paragraph-properties fo:margin-left="0cm" fo:margin-right="0cm" fo:text-indent="0cm" style:auto-text-indent="false" fo:background-color="#ffffff" fo:padding="0cm" fo:border="none" style:shadow="none"/>
      <style:text-properties fo:color="#000000" loext:opacity="100%" style:font-name="Ubuntu" fo:font-size="13pt" fo:font-style="normal" fo:font-weight="normal" officeooo:rsid="000945cf" officeooo:paragraph-rsid="000945cf" style:font-size-asian="13pt" style:font-style-asian="normal" style:font-weight-asian="normal" style:font-size-complex="13pt"/>
    </style:style>
    <style:style style:name="T1" style:family="text">
      <style:text-properties officeooo:rsid="00018042"/>
    </style:style>
    <style:style style:name="T2" style:family="text">
      <style:text-properties officeooo:rsid="0002c0e2"/>
    </style:style>
    <style:style style:name="T3" style:family="text">
      <style:text-properties fo:color="#000000" loext:opacity="100%" fo:font-style="normal" fo:font-weight="normal" style:font-style-asian="normal" style:font-weight-asian="normal"/>
    </style:style>
    <style:style style:name="T4" style:family="text">
      <style:text-properties fo:color="#000000" loext:opacity="100%" fo:font-style="normal" fo:font-weight="normal" officeooo:rsid="0002c0e2" style:font-style-asian="normal" style:font-weight-asian="normal"/>
    </style:style>
    <style:style style:name="T5" style:family="text">
      <style:text-properties fo:color="#000000" loext:opacity="100%" fo:font-style="normal" fo:font-weight="normal" officeooo:rsid="0004df00" style:font-style-asian="normal" style:font-weight-asian="normal"/>
    </style:style>
    <style:style style:name="T6" style:family="text">
      <style:text-properties fo:color="#000000" loext:opacity="100%" fo:font-style="normal" fo:font-weight="normal" officeooo:rsid="00065439" style:font-style-asian="normal" style:font-weight-asian="normal"/>
    </style:style>
    <style:style style:name="T7" style:family="text">
      <style:text-properties officeooo:rsid="0002f897"/>
    </style:style>
    <style:style style:name="T8" style:family="text">
      <style:text-properties officeooo:rsid="00032d20"/>
    </style:style>
    <style:style style:name="T9" style:family="text">
      <style:text-properties officeooo:rsid="0004682b"/>
    </style:style>
    <style:style style:name="T10" style:family="text">
      <style:text-properties officeooo:rsid="0004d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scope of the website:</text:p>
      <text:p text:style-name="P1"/>
      <text:p text:style-name="P3"><text:span text:style-name="T1">The </text:span>website is a platform that connects <text:span text:style-name="T2">e</text:span>vent <text:span text:style-name="T2">Organizer</text:span>s <text:span text:style-name="T2">(Organizer) </text:span>with <text:span text:style-name="T2">team member (</text:span><text:span text:style-name="T1">Worker</text:span><text:span text:style-name="T2">)</text:span>. <text:span text:style-name="T1">A new user get registered with an email verification and asked for he’s role Organizer or Worker (the choice is impossible to change later on). They get </text:span>Organizers <text:span text:style-name="T1">get asked</text:span> <text:span text:style-name="T2">their </text:span><text:span text:style-name="T3">company_name, </text:span><text:span text:style-name="T4">name, </text:span><text:span text:style-name="T3">surname, </text:span><text:span text:style-name="T4">logo of the company, phone number, address and Worker get asked their name, </text:span><text:span text:style-name="T3">surname, </text:span><text:span text:style-name="T4">a personal </text:span><text:span text:style-name="T3">picture, </text:span><text:span text:style-name="T4">phone, </text:span><text:span text:style-name="T3">address, </text:span><text:span text:style-name="T4">personal </text:span><text:span text:style-name="T3">note, date </text:span><text:span text:style-name="T4">of </text:span><text:span text:style-name="T3">birth.</text:span></text:p>
      <text:p text:style-name="P12"/>
      <text:p text:style-name="P4"><text:span text:style-name="T2">Organizer </text:span>can create,<text:span text:style-name="T2"> update, delete </text:span><text:span text:style-name="T8">E</text:span>vents <text:span text:style-name="T1">(</text:span><text:span text:style-name="T3">title, start date time, end date time, address, </text:span><text:span text:style-name="T4">any </text:span><text:span text:style-name="T3">note </text:span><text:span text:style-name="T4">on the </text:span><text:span text:style-name="T3">event </text:span><text:span text:style-name="T4">and </text:span>the number of Workers needed <text:span text:style-name="T2">(if event is updated can be only more than what was originally planned)</text:span>. <text:span text:style-name="T8">They can choose to add Workers in a black list if previously had a bad experience with.</text:span></text:p>
      <text:p text:style-name="P5">Workers can then browse <text:span text:style-name="T8">all </text:span>the Events <text:span text:style-name="T8">coming up where the Organizer of the Event hasn’t black listed him or her. Worker</text:span><text:span text:style-name="T9">s</text:span><text:span text:style-name="T8"> can </text:span>choose to <text:span text:style-name="T2">accept</text:span> <text:span text:style-name="T2">to enrol </text:span>the Events. <text:span text:style-name="T7">If </text:span><text:span text:style-name="T9">t</text:span><text:span text:style-name="T7">he</text:span><text:span text:style-name="T9">y</text:span><text:span text:style-name="T7"> decides to cancel </text:span><text:span text:style-name="T9">their</text:span><text:span text:style-name="T7"> enrolment, </text:span><text:span text:style-name="T9">t</text:span><text:span text:style-name="T7">he</text:span><text:span text:style-name="T9">y</text:span><text:span text:style-name="T7"> can request for cover, then the other Workers can accept the cover </text:span><text:span text:style-name="T8">but until the Worker gets text messaged/emailed that it has been covered the Worker is still considered enrolled </text:span><text:span text:style-name="T9">for</text:span><text:span text:style-name="T8"> the Event </text:span><text:span text:style-name="T9">(maybe we can consider a 5 days limit where the Worker can actually delete his enrolment</text:span><text:span text:style-name="T7">. When the number of Workers needed is full, Workers can still show interest. They will be send a text message/ emailed as soon as someone ask for cover. If the Event is updated or deleted all the Workers </text:span><text:span text:style-name="T8">that has </text:span><text:span text:style-name="T7">accepted, asking cover or interested </text:span><text:span text:style-name="T8">will be text messaged/emailed.</text:span></text:p>
      <text:p text:style-name="P8"/>
      <text:p text:style-name="P5"><text:span text:style-name="T8">When an event has started, the Organizer cannot update, delete it, the event details changes and shows the list of people accepted and needing </text:span><text:span text:style-name="T9">cover. For each of them it shows a clock in clock out (pre-filled by the event date time) and a slider to review the Worker. When the Event Time-sheet has been filled once, the Workers get text messaged/emailed and the data of the Event cannot be changed, (we can consider Workers can contest it up to 5 days after the Event time-sheet has been submitted</text:span><text:span text:style-name="T10">).</text:span></text:p>
      <text:p text:style-name="P5"/>
      <text:p text:style-name="P11">I made few pages where it lists events with different query, and a different detailed view of each event. I also created an calendar view for Organizers and Workers… <text:s/></text:p>
      <text:p text:style-name="P6"/>
      <text:p text:style-name="P9">Base of the Database:</text:p>
      <text:p text:style-name="P9"/>
      <text:p text:style-name="P7"><text:span text:style-name="T3">User </text:span><text:span text:style-name="T5">(id, </text:span><text:span text:style-name="T3">username, email, date_reg</text:span><text:span text:style-name="T5">istration, password, </text:span><text:span text:style-name="T3">role</text:span><text:span text:style-name="T6">(worker or organizer)</text:span><text:span text:style-name="T5">)</text:span></text:p>
      <text:p text:style-name="P13"/>
      <text:p text:style-name="P7"><text:span text:style-name="T3">Worker</text:span><text:span text:style-name="T5">(id, </text:span><text:span text:style-name="T3">user_id, name, surname, picture, phone, address, note, date_birth</text:span><text:span text:style-name="T5">)</text:span></text:p>
      <text:p text:style-name="P13"/>
      <text:p text:style-name="P10"><text:span text:style-name="T5">Organizer(id, </text:span><text:span text:style-name="T3">user_id, company, name, surname, picture, phone, address, note </text:span><text:span text:style-name="T5">(not used yet))</text:span></text:p>
      <text:p text:style-name="P13"/>
      <text:p text:style-name="P7"><text:span text:style-name="T5">Event(id, </text:span><text:span text:style-name="T3">title, date_posted, startdatetime, enddatetime, address, note_event, max_workers_needed, organizer_id</text:span><text:span text:style-name="T5">)</text:span></text:p>
      <text:p text:style-name="P13"/>
      <text:p text:style-name="P10"><text:soft-page-break/><text:span text:style-name="T5">Worker_Event(id, </text:span><text:span text:style-name="T3">worker_id, event_id, </text:span><text:span text:style-name="T6">st</text:span><text:span text:style-name="T3">ate</text:span><text:span text:style-name="T6">(interested, accept or need cover)</text:span><text:span text:style-name="T3">, clock_in_worker, clock_out_worker, clock_in_organizer, lock_out_organizer, review, created_organizer</text:span><text:span text:style-name="T6">)</text:span></text:p>
      <text:p text:style-name="P14"><text:s/></text:p>
      <text:p text:style-name="P7"><text:span text:style-name="T5">BlackList</text:span><text:span text:style-name="T6">(id, organizer_id, </text:span><text:span text:style-name="T3">worker_id</text:span><text:span text:style-name="T6">)</text:span></text:p>
      <text:p text:style-name="P15"/>
      <text:p text:style-name="P16">server website made in python (Flask framework), java-script</text:p>
      <text:p text:style-name="P16"/>
      <text:p text:style-name="P16"/>
      <text:p text:style-name="P17">possible features to add:</text:p>
      <text:p text:style-name="P17">Communication tools: Add a messaging system for workers and organizers to communicate with each other directly on the platform. </text:p>
      <text:p text:style-name="P17">Payroll system: Add a feature for Organizers to pay workers for their services through the platform. </text:p>
      <text:p text:style-name="P17">Employee Management: Add a feature that allows Organizers to manage the worker's information and track their availability, hours worked, and payments. 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2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4T17:39:17.099000000</meta:creation-date>
    <meta:editing-duration>PT16H39M41S</meta:editing-duration>
    <meta:editing-cycles>2</meta:editing-cycles>
    <meta:generator>LibreOffice/7.2.5.2$Windows_X86_64 LibreOffice_project/499f9727c189e6ef3471021d6132d4c694f357e5</meta:generator>
    <dc:date>2023-01-15T10:28:56.116000000</dc:date>
    <meta:document-statistic meta:table-count="0" meta:image-count="0" meta:object-count="0" meta:page-count="2" meta:paragraph-count="19" meta:word-count="514" meta:character-count="3297" meta:non-whitespace-character-count="2795"/>
  </office:meta>
</office:document-meta>
</file>